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1.27cm" fo:margin-right="0cm" fo:margin-top="0cm" fo:margin-bottom="0cm" fo:line-height="115%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6" style:family="paragraph" style:parent-style-name="Standard">
      <style:paragraph-properties fo:margin-left="1.27cm" fo:margin-right="0cm" fo:margin-top="0cm" fo:margin-bottom="0cm" fo:line-height="115%" fo:text-align="start" style:justify-single-word="false" fo:text-indent="1.27cm" style:auto-text-indent="false" fo:break-before="auto" fo:break-after="auto" style:writing-mode="lr-tb"/>
    </style:style>
    <style:style style:name="P7" style:family="paragraph" style:parent-style-name="Standard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T1" style:family="text">
      <style:text-properties fo:color="#000099" style:text-underline-style="solid" style:text-underline-width="auto" style:text-underline-color="font-color"/>
    </style:style>
    <style:style style:name="T2" style:family="text">
      <style:text-properties style:font-name="Courier New" fo:font-size="9pt" style:font-name-asian="Courier New" style:font-size-asian="9pt" style:font-name-complex="Courier New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меем: </text:p>
      <text:p text:style-name="P1">- установленный apache22+php, </text:p>
      <text:p text:style-name="P1">- конфигурация в /usr/local/etc/apache22, конфиги виртуальных сайтов в /usr/local/etc/apache22/conf.d</text:p>
      <text:p text:style-name="P1"/>
      <text:p text:style-name="P1"/>
      <text:p text:style-name="P1">Требуется:</text:p>
      <text:p text:style-name="P1">Для любого виртуального сайта обеспечить “проброс” <text:a xlink:type="simple" xlink:href="http://site.name.ru/*.ielt8.htc"><text:span text:style-name="T1">http</text:span></text:a><text:a xlink:type="simple" xlink:href="http://site.name.ru/*.ielt8.htc"><text:span text:style-name="T1">://</text:span></text:a><text:a xlink:type="simple" xlink:href="http://site.name.ru/*.ielt8.htc"><text:span text:style-name="T1">site</text:span></text:a><text:a xlink:type="simple" xlink:href="http://site.name.ru/*.ielt8.htc"><text:span text:style-name="T1">.</text:span></text:a><text:a xlink:type="simple" xlink:href="http://site.name.ru/*.ielt8.htc"><text:span text:style-name="T1">name</text:span></text:a><text:a xlink:type="simple" xlink:href="http://site.name.ru/*.ielt8.htc"><text:span text:style-name="T1">.</text:span></text:a><text:a xlink:type="simple" xlink:href="http://site.name.ru/*.ielt8.htc"><text:span text:style-name="T1">ru</text:span></text:a><text:a xlink:type="simple" xlink:href="http://site.name.ru/*.ielt8.htc"><text:span text:style-name="T1">/*.</text:span></text:a><text:a xlink:type="simple" xlink:href="http://site.name.ru/*.ielt8.htc"><text:span text:style-name="T1">ielt</text:span></text:a><text:a xlink:type="simple" xlink:href="http://site.name.ru/*.ielt8.htc"><text:span text:style-name="T1">8.</text:span></text:a><text:a xlink:type="simple" xlink:href="http://site.name.ru/*.ielt8.htc"><text:span text:style-name="T1">htc</text:span></text:a> на http://static.onlf.ru/htc/*.ielt8.htc.</text:p>
      <text:p text:style-name="P1"/>
      <text:p text:style-name="P2">Общепринятым способом решения такого рода задач является установка сервера nginx с пробросом соединений к нужным бэкендам <text:s/>в зависимости от URL. В роли бэкендов выступают оригинальный apache и static.onlf.ru.</text:p>
      <text:p text:style-name="P2"/>
      <text:p text:style-name="P2">Все действия выполняются от root</text:p>
      <text:p text:style-name="P2">1. Установка nginx</text:p>
      <text:p text:style-name="P2">cd /usr/ports/www/nginx</text:p>
      <text:p text:style-name="P2">make config</text:p>
      <text:p text:style-name="P2">Кроме уже отмеченных, необходимо убедиться, что отмечен модуль gzip_static</text:p>
      <text:p text:style-name="P2">make install</text:p>
      <text:p text:style-name="P2">В /etc/rc.conf необходимо дописать строчку:</text:p>
      <text:p text:style-name="P2">nginx_enable=”YES”</text:p>
      <text:p text:style-name="P2">2. Конфигурация</text:p>
      <text:p text:style-name="P2">Сначала поставим nginx на порту 8080, а затем поменяем его местами с apache. Нужно переименовать папку /usr/local/etc/nginx в /usr/local/etc/nginx.default и создать новую /usr/local/etc/nginx, затем скопировать туда файл mime.types из старой. </text:p>
      <text:p text:style-name="P2">Конфиг /usr/local/etc/nginx.conf будет таким:</text:p>
      <text:p text:style-name="P2"/>
      <text:p text:style-name="P4"><text:span text:style-name="T2">user</text:span><text:span text:style-name="T2"> <text:s/></text:span><text:span text:style-name="T2">nobody</text:span><text:span text:style-name="T2">;</text:span></text:p>
      <text:p text:style-name="P4"><text:span text:style-name="T2">worker</text:span><text:span text:style-name="T2">_</text:span><text:span text:style-name="T2">processes</text:span><text:span text:style-name="T2"> <text:s/>2;</text:span></text:p>
      <text:p text:style-name="P4"><text:span text:style-name="T2">error</text:span><text:span text:style-name="T2">_</text:span><text:span text:style-name="T2">log</text:span><text:span text:style-name="T2"> <text:s/>/</text:span><text:span text:style-name="T2">var</text:span><text:span text:style-name="T2">/</text:span><text:span text:style-name="T2">log</text:span><text:span text:style-name="T2">/</text:span><text:span text:style-name="T2">nginx</text:span><text:span text:style-name="T2">/</text:span><text:span text:style-name="T2">error</text:span><text:span text:style-name="T2">.</text:span><text:span text:style-name="T2">log</text:span><text:span text:style-name="T2">;</text:span></text:p>
      <text:p text:style-name="P4"><text:span text:style-name="T2">#</text:span><text:span text:style-name="T2">pid</text:span><text:span text:style-name="T2"> <text:s text:c="3"/><text:tab/></text:span><text:span text:style-name="T2">logs</text:span><text:span text:style-name="T2">/</text:span><text:span text:style-name="T2">nginx</text:span><text:span text:style-name="T2">.</text:span><text:span text:style-name="T2">pid</text:span><text:span text:style-name="T2">;</text:span></text:p>
      <text:p text:style-name="P5"/>
      <text:p text:style-name="P4"><text:span text:style-name="T2">events</text:span><text:span text:style-name="T2"> {</text:span></text:p>
      <text:p text:style-name="P4"><text:span text:style-name="T2"><text:tab/></text:span><text:span text:style-name="T2">use</text:span><text:span text:style-name="T2"> </text:span><text:span text:style-name="T2">kqueue</text:span><text:span text:style-name="T2">;</text:span></text:p>
      <text:p text:style-name="P4"><text:span text:style-name="T2"><text:tab/></text:span><text:span text:style-name="T2">worker</text:span><text:span text:style-name="T2">_</text:span><text:span text:style-name="T2">connections</text:span><text:span text:style-name="T2"> <text:s/>2048;</text:span></text:p>
      <text:p text:style-name="P5">}</text:p>
      <text:p text:style-name="P5"/>
      <text:p text:style-name="P5"/>
      <text:p text:style-name="P4"><text:span text:style-name="T2">http</text:span><text:span text:style-name="T2"> {</text:span></text:p>
      <text:p text:style-name="P4"><text:span text:style-name="T2"><text:tab/></text:span><text:span text:style-name="T2">include</text:span><text:span text:style-name="T2"> <text:s text:c="2"/><text:tab/></text:span><text:span text:style-name="T2">mime</text:span><text:span text:style-name="T2">.</text:span><text:span text:style-name="T2">types</text:span><text:span text:style-name="T2">;</text:span></text:p>
      <text:p text:style-name="P4"><text:span text:style-name="T2"><text:tab/></text:span><text:span text:style-name="T2">default</text:span><text:span text:style-name="T2">_</text:span><text:span text:style-name="T2">type</text:span><text:span text:style-name="T2"> <text:s/></text:span><text:span text:style-name="T2">application</text:span><text:span text:style-name="T2">/</text:span><text:span text:style-name="T2">octet</text:span><text:span text:style-name="T2">-</text:span><text:span text:style-name="T2">stream</text:span><text:span text:style-name="T2">;</text:span></text:p>
      <text:p text:style-name="P6"><text:span text:style-name="T2">log</text:span><text:span text:style-name="T2">_</text:span><text:span text:style-name="T2">format</text:span><text:span text:style-name="T2"> <text:s/></text:span><text:span text:style-name="T2">main</text:span><text:span text:style-name="T2"> <text:s/>'$</text:span><text:span text:style-name="T2">remote</text:span><text:span text:style-name="T2">_</text:span><text:span text:style-name="T2">addr</text:span><text:span text:style-name="T2"> - $</text:span><text:span text:style-name="T2">remote</text:span><text:span text:style-name="T2">_</text:span><text:span text:style-name="T2">user</text:span><text:span text:style-name="T2"> [$</text:span><text:span text:style-name="T2">time</text:span><text:span text:style-name="T2">_</text:span><text:span text:style-name="T2">local</text:span><text:span text:style-name="T2">] "$</text:span><text:span text:style-name="T2">request</text:span><text:span text:style-name="T2">" '</text:span></text:p>
      <text:p text:style-name="P4"><text:span text:style-name="T2"><text:s text:c="18"/><text:tab/>'$</text:span><text:span text:style-name="T2">status</text:span><text:span text:style-name="T2"> $</text:span><text:span text:style-name="T2">body</text:span><text:span text:style-name="T2">_</text:span><text:span text:style-name="T2">bytes</text:span><text:span text:style-name="T2">_</text:span><text:span text:style-name="T2">sent</text:span><text:span text:style-name="T2"> "$</text:span><text:span text:style-name="T2">http</text:span><text:span text:style-name="T2">_</text:span><text:span text:style-name="T2">referer</text:span><text:span text:style-name="T2">" '</text:span></text:p>
      <text:p text:style-name="P4"><text:span text:style-name="T2"><text:s text:c="18"/><text:tab/>'"$</text:span><text:span text:style-name="T2">http</text:span><text:span text:style-name="T2">_</text:span><text:span text:style-name="T2">user</text:span><text:span text:style-name="T2">_</text:span><text:span text:style-name="T2">agent</text:span><text:span text:style-name="T2">" "$</text:span><text:span text:style-name="T2">http</text:span><text:span text:style-name="T2">_</text:span><text:span text:style-name="T2">x</text:span><text:span text:style-name="T2">_</text:span><text:span text:style-name="T2">forwarded</text:span><text:span text:style-name="T2">_</text:span><text:span text:style-name="T2">for</text:span><text:span text:style-name="T2">"';</text:span></text:p>
      <text:p text:style-name="P4"><text:span text:style-name="T2"><text:tab/>#</text:span><text:span text:style-name="T2">access</text:span><text:span text:style-name="T2">_</text:span><text:span text:style-name="T2">log</text:span><text:span text:style-name="T2"> <text:s/>/</text:span><text:span text:style-name="T2">var</text:span><text:span text:style-name="T2">/</text:span><text:span text:style-name="T2">log</text:span><text:span text:style-name="T2">/</text:span><text:span text:style-name="T2">nginx</text:span><text:span text:style-name="T2">/</text:span><text:span text:style-name="T2">access</text:span><text:span text:style-name="T2">.</text:span><text:span text:style-name="T2">log</text:span><text:span text:style-name="T2"> <text:s/></text:span><text:span text:style-name="T2">main</text:span><text:span text:style-name="T2">;</text:span></text:p>
      <text:p text:style-name="P4"><text:span text:style-name="T2"><text:tab/></text:span><text:span text:style-name="T2">sendfile</text:span><text:span text:style-name="T2"> <text:s text:c="3"/><text:tab/></text:span><text:span text:style-name="T2">on</text:span><text:span text:style-name="T2">;</text:span></text:p>
      <text:p text:style-name="P4"><text:span text:style-name="T2"><text:tab/>#</text:span><text:span text:style-name="T2">tcp</text:span><text:span text:style-name="T2">_</text:span><text:span text:style-name="T2">nopush</text:span><text:span text:style-name="T2"> <text:tab/></text:span><text:span text:style-name="T2">on</text:span><text:span text:style-name="T2">;</text:span></text:p>
      <text:p text:style-name="P5"><text:soft-page-break/><text:s text:c="4"/><text:tab/> </text:p>
      <text:p text:style-name="P4"><text:span text:style-name="T2"><text:tab/>#</text:span><text:span text:style-name="T2">keepalive</text:span><text:span text:style-name="T2">_</text:span><text:span text:style-name="T2">timeout</text:span><text:span text:style-name="T2"> <text:s/>0;</text:span></text:p>
      <text:p text:style-name="P4"><text:span text:style-name="T2"><text:tab/></text:span><text:span text:style-name="T2">keepalive</text:span><text:span text:style-name="T2">_</text:span><text:span text:style-name="T2">timeout</text:span><text:span text:style-name="T2"> <text:s/>65;</text:span></text:p>
      <text:p text:style-name="P5"><text:s/></text:p>
      <text:p text:style-name="P4"><text:span text:style-name="T2"><text:tab/></text:span><text:span text:style-name="T2">gzip</text:span><text:span text:style-name="T2"> <text:s/></text:span><text:span text:style-name="T2">on</text:span><text:span text:style-name="T2">;</text:span></text:p>
      <text:p text:style-name="P4"><text:span text:style-name="T2"><text:tab/></text:span><text:span text:style-name="T2">resolver</text:span><text:span text:style-name="T2"> 213.133.98.98;</text:span></text:p>
      <text:p text:style-name="P4"><text:span text:style-name="T2"><text:tab/></text:span><text:span text:style-name="T2">proxy</text:span><text:span text:style-name="T2">_</text:span><text:span text:style-name="T2">cache</text:span><text:span text:style-name="T2">_</text:span><text:span text:style-name="T2">path</text:span><text:span text:style-name="T2"> <text:s/>/</text:span><text:span text:style-name="T2">var</text:span><text:span text:style-name="T2">/</text:span><text:span text:style-name="T2">nginx</text:span><text:span text:style-name="T2">/</text:span><text:span text:style-name="T2">cache</text:span><text:span text:style-name="T2">/</text:span><text:span text:style-name="T2">static</text:span><text:span text:style-name="T2">.</text:span><text:span text:style-name="T2">onlf</text:span><text:span text:style-name="T2">.</text:span><text:span text:style-name="T2">ru</text:span><text:span text:style-name="T2"> </text:span><text:span text:style-name="T2">levels</text:span><text:span text:style-name="T2">=1:2 </text:span><text:span text:style-name="T2">keys</text:span><text:span text:style-name="T2">_</text:span><text:span text:style-name="T2">zone</text:span><text:span text:style-name="T2">=</text:span><text:span text:style-name="T2">static</text:span><text:span text:style-name="T2">:10</text:span><text:span text:style-name="T2">m</text:span><text:span text:style-name="T2">;</text:span></text:p>
      <text:p text:style-name="P5"><text:tab/></text:p>
      <text:p text:style-name="P6"><text:span text:style-name="T2">upstream</text:span><text:span text:style-name="T2"> </text:span><text:span text:style-name="T2">shared</text:span><text:span text:style-name="T2">1 {</text:span></text:p>
      <text:p text:style-name="P6"><text:span text:style-name="T2"><text:s text:c="4"/><text:tab/></text:span><text:span text:style-name="T2">server</text:span><text:span text:style-name="T2"> 178.63.212.129:80;</text:span></text:p>
      <text:p text:style-name="P5"><text:tab/>}</text:p>
      <text:p text:style-name="P5"><text:s/></text:p>
      <text:p text:style-name="P4"><text:span text:style-name="T2"><text:tab/></text:span><text:span text:style-name="T2">server</text:span><text:span text:style-name="T2"> {</text:span></text:p>
      <text:p text:style-name="P4"><text:span text:style-name="T2"><text:s text:c="4"/><text:tab/></text:span><text:span text:style-name="T2">listen</text:span><text:span text:style-name="T2"> <text:s text:c="2"/><text:tab/>8080;</text:span></text:p>
      <text:p text:style-name="P4"><text:span text:style-name="T2"><text:s text:c="4"/><text:tab/></text:span><text:span text:style-name="T2">server</text:span><text:span text:style-name="T2">_</text:span><text:span text:style-name="T2">name</text:span><text:span text:style-name="T2"> <text:s/>_;</text:span></text:p>
      <text:p text:style-name="P4"><text:span text:style-name="T2"><text:s text:c="4"/><text:tab/></text:span><text:span text:style-name="T2">server</text:span><text:span text:style-name="T2">_</text:span><text:span text:style-name="T2">name</text:span><text:span text:style-name="T2">_</text:span><text:span text:style-name="T2">in</text:span><text:span text:style-name="T2">_</text:span><text:span text:style-name="T2">redirect</text:span><text:span text:style-name="T2"> </text:span><text:span text:style-name="T2">off</text:span><text:span text:style-name="T2">;</text:span></text:p>
      <text:p text:style-name="P5"><text:s/></text:p>
      <text:p text:style-name="P4"><text:span text:style-name="T2"><text:s text:c="4"/><text:tab/></text:span><text:span text:style-name="T2">location</text:span><text:span text:style-name="T2"> ~ /([^/]*</text:span><text:span text:style-name="T2">ielt</text:span><text:span text:style-name="T2">8\.</text:span><text:span text:style-name="T2">htc</text:span><text:span text:style-name="T2">) {</text:span></text:p>
      <text:p text:style-name="P4"><text:span text:style-name="T2"><text:s text:c="8"/><text:tab/></text:span><text:span text:style-name="T2">proxy</text:span><text:span text:style-name="T2">_</text:span><text:span text:style-name="T2">pass</text:span><text:span text:style-name="T2"> </text:span><text:span text:style-name="T2">http</text:span><text:span text:style-name="T2">://</text:span><text:span text:style-name="T2">static</text:span><text:span text:style-name="T2">.</text:span><text:span text:style-name="T2">onlf</text:span><text:span text:style-name="T2">.</text:span><text:span text:style-name="T2">ru</text:span><text:span text:style-name="T2">/</text:span><text:span text:style-name="T2">htc</text:span><text:span text:style-name="T2">/$1;</text:span></text:p>
      <text:p text:style-name="P4"><text:span text:style-name="T2"><text:s text:c="8"/><text:tab/></text:span><text:span text:style-name="T2">proxy</text:span><text:span text:style-name="T2">_</text:span><text:span text:style-name="T2">cache</text:span><text:span text:style-name="T2"> "</text:span><text:span text:style-name="T2">static</text:span><text:span text:style-name="T2">";</text:span></text:p>
      <text:p text:style-name="P4"><text:span text:style-name="T2"><text:s text:c="8"/><text:tab/></text:span><text:span text:style-name="T2">proxy</text:span><text:span text:style-name="T2">_</text:span><text:span text:style-name="T2">cache</text:span><text:span text:style-name="T2">_</text:span><text:span text:style-name="T2">valid</text:span><text:span text:style-name="T2"> 24</text:span><text:span text:style-name="T2">h</text:span><text:span text:style-name="T2">;</text:span></text:p>
      <text:p text:style-name="P4"><text:span text:style-name="T2"><text:s text:c="8"/><text:tab/></text:span><text:span text:style-name="T2">proxy</text:span><text:span text:style-name="T2">_</text:span><text:span text:style-name="T2">ignore</text:span><text:span text:style-name="T2">_</text:span><text:span text:style-name="T2">headers</text:span><text:span text:style-name="T2"> </text:span><text:span text:style-name="T2">Expires</text:span><text:span text:style-name="T2"> </text:span><text:span text:style-name="T2">Cache</text:span><text:span text:style-name="T2">-</text:span><text:span text:style-name="T2">Control</text:span><text:span text:style-name="T2">;</text:span></text:p>
      <text:p text:style-name="P4"><text:span text:style-name="T2"><text:s text:c="8"/><text:tab/></text:span><text:span text:style-name="T2">proxy</text:span><text:span text:style-name="T2">_</text:span><text:span text:style-name="T2">set</text:span><text:span text:style-name="T2">_</text:span><text:span text:style-name="T2">header</text:span><text:span text:style-name="T2"> <text:s/></text:span><text:span text:style-name="T2">Host</text:span><text:span text:style-name="T2"> <text:s text:c="3"/><text:tab/></text:span><text:span text:style-name="T2">static</text:span><text:span text:style-name="T2">.</text:span><text:span text:style-name="T2">onlf</text:span><text:span text:style-name="T2">.</text:span><text:span text:style-name="T2">ru</text:span><text:span text:style-name="T2">;</text:span></text:p>
      <text:p text:style-name="P4"><text:span text:style-name="T2"><text:s text:c="8"/><text:tab/></text:span><text:span text:style-name="T2">proxy</text:span><text:span text:style-name="T2">_</text:span><text:span text:style-name="T2">set</text:span><text:span text:style-name="T2">_</text:span><text:span text:style-name="T2">header</text:span><text:span text:style-name="T2"> <text:s/></text:span><text:span text:style-name="T2">X</text:span><text:span text:style-name="T2">-</text:span><text:span text:style-name="T2">Forwarded</text:span><text:span text:style-name="T2">-</text:span><text:span text:style-name="T2">For</text:span><text:span text:style-name="T2"> <text:s/>$</text:span><text:span text:style-name="T2">remote</text:span><text:span text:style-name="T2">_</text:span><text:span text:style-name="T2">addr</text:span><text:span text:style-name="T2">;</text:span></text:p>
      <text:p text:style-name="P5"><text:s text:c="4"/><text:tab/>}</text:p>
      <text:p text:style-name="P4"><text:span text:style-name="T2"><text:s text:c="4"/><text:tab/></text:span><text:span text:style-name="T2">location</text:span><text:span text:style-name="T2"> / {</text:span></text:p>
      <text:p text:style-name="P4"><text:span text:style-name="T2"><text:s text:c="8"/><text:tab/></text:span><text:span text:style-name="T2">proxy</text:span><text:span text:style-name="T2">_</text:span><text:span text:style-name="T2">pass</text:span><text:span text:style-name="T2"> <text:s text:c="3"/><text:tab/></text:span><text:span text:style-name="T2">http</text:span><text:span text:style-name="T2">://</text:span><text:span text:style-name="T2">shared</text:span><text:span text:style-name="T2">1;</text:span></text:p>
      <text:p text:style-name="P4"><text:span text:style-name="T2"><text:s text:c="8"/><text:tab/></text:span><text:span text:style-name="T2">proxy</text:span><text:span text:style-name="T2">_</text:span><text:span text:style-name="T2">redirect</text:span><text:span text:style-name="T2"><text:tab/></text:span><text:span text:style-name="T2">off</text:span><text:span text:style-name="T2">;</text:span></text:p>
      <text:p text:style-name="P4"><text:span text:style-name="T2"><text:s text:c="8"/><text:tab/></text:span><text:span text:style-name="T2">proxy</text:span><text:span text:style-name="T2">_</text:span><text:span text:style-name="T2">set</text:span><text:span text:style-name="T2">_</text:span><text:span text:style-name="T2">header</text:span><text:span text:style-name="T2"> <text:s/></text:span><text:span text:style-name="T2">Host</text:span><text:span text:style-name="T2"> <text:s text:c="3"/><text:tab/>$</text:span><text:span text:style-name="T2">host</text:span><text:span text:style-name="T2">;</text:span></text:p>
      <text:p text:style-name="P4"><text:span text:style-name="T2"><text:s text:c="8"/><text:tab/></text:span><text:span text:style-name="T2">proxy</text:span><text:span text:style-name="T2">_</text:span><text:span text:style-name="T2">set</text:span><text:span text:style-name="T2">_</text:span><text:span text:style-name="T2">header</text:span><text:span text:style-name="T2"> <text:s/></text:span><text:span text:style-name="T2">X</text:span><text:span text:style-name="T2">-</text:span><text:span text:style-name="T2">Forwarded</text:span><text:span text:style-name="T2">-</text:span><text:span text:style-name="T2">For</text:span><text:span text:style-name="T2"> <text:s/>$</text:span><text:span text:style-name="T2">remote</text:span><text:span text:style-name="T2">_</text:span><text:span text:style-name="T2">addr</text:span><text:span text:style-name="T2">;</text:span></text:p>
      <text:p text:style-name="P5"><text:s text:c="4"/><text:tab/>}</text:p>
      <text:p text:style-name="P5"><text:s/></text:p>
      <text:p text:style-name="P4"><text:span text:style-name="T2"><text:s text:c="4"/><text:tab/></text:span><text:span text:style-name="T2">error</text:span><text:span text:style-name="T2">_</text:span><text:span text:style-name="T2">page</text:span><text:span text:style-name="T2"> <text:s text:c="2"/>500 502 503 504 <text:s/>/50</text:span><text:span text:style-name="T2">x</text:span><text:span text:style-name="T2">.</text:span><text:span text:style-name="T2">html</text:span><text:span text:style-name="T2">;</text:span></text:p>
      <text:p text:style-name="P4"><text:span text:style-name="T2"><text:s text:c="4"/><text:tab/></text:span><text:span text:style-name="T2">location</text:span><text:span text:style-name="T2"> = /50</text:span><text:span text:style-name="T2">x</text:span><text:span text:style-name="T2">.</text:span><text:span text:style-name="T2">html</text:span><text:span text:style-name="T2"> {</text:span></text:p>
      <text:p text:style-name="P4"><text:span text:style-name="T2"><text:s text:c="8"/><text:tab/></text:span><text:span text:style-name="T2">root</text:span><text:span text:style-name="T2"> <text:s text:c="2"/>/</text:span><text:span text:style-name="T2">usr</text:span><text:span text:style-name="T2">/</text:span><text:span text:style-name="T2">local</text:span><text:span text:style-name="T2">/</text:span><text:span text:style-name="T2">www</text:span><text:span text:style-name="T2">/</text:span><text:span text:style-name="T2">nginx</text:span><text:span text:style-name="T2">-</text:span><text:span text:style-name="T2">dist</text:span><text:span text:style-name="T2">;</text:span></text:p>
      <text:p text:style-name="P5"><text:s text:c="4"/><text:tab/>}</text:p>
      <text:p text:style-name="P5"/>
      <text:p text:style-name="P4"><text:span text:style-name="T2"><text:s text:c="4"/><text:tab/></text:span><text:span text:style-name="T2">location</text:span><text:span text:style-name="T2"> ~ /\.</text:span><text:span text:style-name="T2">ht</text:span><text:span text:style-name="T2"> {</text:span></text:p>
      <text:p text:style-name="P4"><text:span text:style-name="T2"><text:s text:c="8"/><text:tab/></text:span><text:span text:style-name="T2">deny</text:span><text:span text:style-name="T2"> <text:s/></text:span><text:span text:style-name="T2">all</text:span><text:span text:style-name="T2">;</text:span></text:p>
      <text:p text:style-name="P5"><text:s text:c="4"/><text:tab/>}</text:p>
      <text:p text:style-name="P5"><text:tab/>}</text:p>
      <text:p text:style-name="P5">}</text:p>
      <text:p text:style-name="P2"/>
      <text:p text:style-name="P2">Эта конфигурация обеспечивает проброс всех соединений с 8080 на бэкенд, <text:s/>слушающий на 80 порту.</text:p>
      <text:p text:style-name="P2">Создаём папку для кэша:</text:p>
      <text:p text:style-name="P2">mkdir -p /var/nginx/cache</text:p>
      <text:p text:style-name="P2">chown nobody /var/nginx/cache</text:p>
      <text:p text:style-name="P2">3. Запуск.</text:p>
      <text:p text:style-name="P2">nginx -t (проверка конфигурации, если есть какие-то ошибки, исправляем)</text:p>
      <text:p text:style-name="P2">/usr/local/etc/rc.d/nginx start</text:p>
      <text:p text:style-name="P2">Убеждаемся, что nginx запустился:</text:p>
      <text:p text:style-name="P2"><text:soft-page-break/>sockstat -4l|grep 8080</text:p>
      <text:p text:style-name="P2">Обращаемся через свой браузер к нескольким хостам на этом сервере, но по порту 8080:</text:p>
      <text:p text:style-name="P2"><text:a xlink:type="simple" xlink:href="http://aeroflot.onlifeon.ru:8080/">http</text:a><text:a xlink:type="simple" xlink:href="http://aeroflot.onlifeon.ru:8080/">://</text:a><text:a xlink:type="simple" xlink:href="http://aeroflot.onlifeon.ru:8080/">s</text:a><text:span text:style-name="T1">ite.name</text:span><text:a xlink:type="simple" xlink:href="http://aeroflot.onlifeon.ru:8080/">.</text:a><text:a xlink:type="simple" xlink:href="http://aeroflot.onlifeon.ru:8080/">o</text:a><text:span text:style-name="T1">rg</text:span><text:a xlink:type="simple" xlink:href="http://aeroflot.onlifeon.ru:8080/">:8080</text:a></text:p>
      <text:p text:style-name="P2"><text:a xlink:type="simple" xlink:href="http://aeroflot.onlifeon.ru:8080/a.ielt8.htc">http</text:a><text:a xlink:type="simple" xlink:href="http://aeroflot.onlifeon.ru:8080/a.ielt8.htc">://</text:a><text:a xlink:type="simple" xlink:href="http://aeroflot.onlifeon.ru:8080/a.ielt8.htc">s</text:a><text:span text:style-name="T1">ite.name.org</text:span><text:a xlink:type="simple" xlink:href="http://aeroflot.onlifeon.ru:8080/a.ielt8.htc">:8080/</text:a><text:a xlink:type="simple" xlink:href="http://aeroflot.onlifeon.ru:8080/a.ielt8.htc">a</text:a><text:a xlink:type="simple" xlink:href="http://aeroflot.onlifeon.ru:8080/a.ielt8.htc">.</text:a><text:a xlink:type="simple" xlink:href="http://aeroflot.onlifeon.ru:8080/a.ielt8.htc">ielt</text:a><text:a xlink:type="simple" xlink:href="http://aeroflot.onlifeon.ru:8080/a.ielt8.htc">8.</text:a><text:a xlink:type="simple" xlink:href="http://aeroflot.onlifeon.ru:8080/a.ielt8.htc">htc</text:a></text:p>
      <text:p text:style-name="P2">Сервер виртуальных машин может запрещать обращение к порту 8080, нужно добавить разрешающее правило ipfw (achtung! лучше это самостоятельно не делать, а позвать админа), тестировать через туннель или с локального хоста.</text:p>
      <text:p text:style-name="P2">4. Добавление модуля rpaf к apache. </text:p>
      <text:p text:style-name="P2">У соединений, пришедших от nginx, IP клиента записывается в лог как пришедшие с одного и того же IP. Чтобы избежать этого, нужно установить модуль rpaf, который записывает не реальный IP-адрес из IP-протокола, а адрес, переданный nginx’ом в заголовке X-Forwarded-For:</text:p>
      <text:p text:style-name="P2">cd /usr/ports/www/mod_rpaf2</text:p>
      <text:p text:style-name="P2">make &amp;&amp; make install</text:p>
      <text:p text:style-name="P2">В /usr/local/etc/apache22/httpd.conf будет дописана закомментированная строчка:</text:p>
      <text:p text:style-name="P2">#LoadModule rpaf_module <text:s text:c="3"/><text:tab/>libexec/apache22/mod_rpaf.so</text:p>
      <text:p text:style-name="P2"/>
      <text:p text:style-name="P2">Ее нужно раскомментировать, после нее дописать:</text:p>
      <text:p text:style-name="P3"><text:span text:style-name="T2">&lt;</text:span><text:span text:style-name="T2">IfModule</text:span><text:span text:style-name="T2"> </text:span><text:span text:style-name="T2">rpaf</text:span><text:span text:style-name="T2">_</text:span><text:span text:style-name="T2">module</text:span><text:span text:style-name="T2">&gt;</text:span></text:p>
      <text:p text:style-name="P3"><text:span text:style-name="T2"><text:tab/></text:span><text:span text:style-name="T2">RPAFenable</text:span><text:span text:style-name="T2"> </text:span><text:span text:style-name="T2">On</text:span></text:p>
      <text:p text:style-name="P3"><text:span text:style-name="T2"><text:tab/></text:span><text:span text:style-name="T2">RPAFsethostname</text:span><text:span text:style-name="T2"> </text:span><text:span text:style-name="T2">On</text:span></text:p>
      <text:p text:style-name="P3"><text:span text:style-name="T2"><text:tab/></text:span><text:span text:style-name="T2">RPAFproxy</text:span><text:span text:style-name="T2">_</text:span><text:span text:style-name="T2">ips</text:span><text:span text:style-name="T2"> 178.63.212.129</text:span></text:p>
      <text:p text:style-name="P3"><text:span text:style-name="T2"><text:tab/></text:span><text:span text:style-name="T2">RPAFheader</text:span><text:span text:style-name="T2"> </text:span><text:span text:style-name="T2">X</text:span><text:span text:style-name="T2">-</text:span><text:span text:style-name="T2">Forwarded</text:span><text:span text:style-name="T2">-</text:span><text:span text:style-name="T2">For</text:span></text:p>
      <text:p text:style-name="P3"><text:span text:style-name="T2">&lt;/</text:span><text:span text:style-name="T2">IfModule</text:span><text:span text:style-name="T2">&gt;</text:span></text:p>
      <text:p text:style-name="P2"/>
      <text:p text:style-name="P2">И перезапустить apache:</text:p>
      <text:p text:style-name="P2">/usr/local/etc/rc.d/apache22 reload</text:p>
      <text:p text:style-name="P2">Проверить работоспособность можно по логам apache, обратившись с любого внешнего адреса к любому документу.</text:p>
      <text:p text:style-name="P2">4. Перенос apache на порт 8080, а nginx на 80.</text:p>
      <text:p text:style-name="P2">Делаем 2 бэкапа конфигурации apache и сначала тренируемся на одном из них:</text:p>
      <text:p text:style-name="P2">cp -pR /usr/local/etc/apache22 /root/apache22.backup</text:p>
      <text:p text:style-name="P2">cp -pR /usr/local/etc/apache22 /root/apache22.train</text:p>
      <text:p text:style-name="P2">cd /root/apache22.train</text:p>
      <text:p text:style-name="P2">for i in `grep -lR '\&lt;80\&gt;' .`; do perl -i -npe 's/\b80\b/8080/g' $i ; done</text:p>
      <text:p text:style-name="P2">cd ..</text:p>
      <text:p text:style-name="P2">diff -ru apache22.backup apache22.train | vi - (или любой другой привычный редактор)</text:p>
      <text:p text:style-name="P2">Если изменения касаются только портов, то выполняем однострочник в /usr/local/etc/apache22</text:p>
      <text:p text:style-name="P2"/>
      <text:p text:style-name="P2">Останавливаем nginx:</text:p>
      <text:p text:style-name="P2">/usr/local/etc/rc.d/nginx stop</text:p>
      <text:p text:style-name="P2">В файле /usr/local/etc/nginx.conf меняем listen 8080 на listen 80, а upstream shared1 на 8080 (естественно, там должен быть указан правильный IP-адрес). На всякий случай нужно не забыть проверить конфигурацию nginx -t.</text:p>
      <text:p text:style-name="P2"><text:soft-page-break/>Перезапускаем apache и тут же запускаем nginx, попутно молимся, чтобы все было правильно:</text:p>
      <text:p text:style-name="P2">/usr/local/etc/rc.d/apache22 reload; /usr/local/etc/rc.d/nginx start.</text:p>
      <text:p text:style-name="P2">Если возникла ЛЮБАЯ ошибка, устранение которой займет больше 30 секунд:<text:line-break/>/usr/local/etc/rc.d/nginx stop; mv /usr/local/etc/apache22 /usr/local/etc/apache22.8080; cp -pR /root/apache22.backup /usr/local/etc/apache22; /usr/local/etc/apache22 start</text:p>
      <text:p text:style-name="P2">Апач будет снова запущен на 80 порту.</text:p>
      <text:p text:style-name="P2"/>
      <text:p text:style-name="P2">После того, как все проверено, для оптимизации производительности можно отключить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/>
    <meta:initial-creator/>
    <meta:editing-cycles>1</meta:editing-cycles>
    <meta:document-statistic meta:table-count="0" meta:image-count="0" meta:object-count="0" meta:page-count="4" meta:paragraph-count="121" meta:word-count="588" meta:character-count="5292"/>
    <dc:date>2011-12-13T14:30:06.47</dc:date>
  </office:meta>
</office:document-meta>
</file>